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1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7743" calcext:value-type="float">
            <text:p><text:s text:c="3"/>87,743</text:p>
          </table:table-cell>
          <table:table-cell table:style-name="ce25" office:value-type="float" office:value="7528" calcext:value-type="float">
            <text:p><text:s text:c="3"/>7,528</text:p>
          </table:table-cell>
          <table:table-cell table:style-name="ce25" office:value-type="float" office:value="7269" calcext:value-type="float">
            <text:p><text:s text:c="3"/>7,269</text:p>
          </table:table-cell>
          <table:table-cell table:style-name="ce25" office:value-type="float" office:value="6611" calcext:value-type="float">
            <text:p><text:s text:c="3"/>6,611</text:p>
          </table:table-cell>
          <table:table-cell table:style-name="ce25" office:value-type="float" office:value="3314" calcext:value-type="float">
            <text:p><text:s text:c="3"/>3,314</text:p>
          </table:table-cell>
          <table:table-cell table:style-name="ce25" office:value-type="float" office:value="2910" calcext:value-type="float">
            <text:p><text:s text:c="3"/>2,910</text:p>
          </table:table-cell>
          <table:table-cell table:style-name="ce25" office:value-type="float" office:value="1750" calcext:value-type="float">
            <text:p><text:s text:c="3"/>1,750</text:p>
          </table:table-cell>
          <table:table-cell table:style-name="ce25" office:value-type="float" office:value="2892" calcext:value-type="float">
            <text:p><text:s text:c="3"/>2,892</text:p>
          </table:table-cell>
          <table:table-cell table:style-name="ce25" office:value-type="float" office:value="8359" calcext:value-type="float">
            <text:p><text:s text:c="3"/>8,359</text:p>
          </table:table-cell>
          <table:table-cell table:style-name="ce25" office:value-type="float" office:value="462" calcext:value-type="float">
            <text:p><text:s text:c="3"/>462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969" calcext:value-type="float">
            <text:p><text:s text:c="3"/>3,969</text:p>
          </table:table-cell>
          <table:table-cell table:style-name="ce25" office:value-type="float" office:value="40883" calcext:value-type="float">
            <text:p><text:s text:c="3"/>40,883</text:p>
          </table:table-cell>
          <table:table-cell table:style-name="ce25" office:value-type="float" office:value="1786" calcext:value-type="float">
            <text:p><text:s text:c="3"/>1,786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79911" calcext:value-type="float">
            <text:p><text:s text:c="3"/>79,911</text:p>
          </table:table-cell>
          <table:table-cell table:style-name="ce25" office:value-type="float" office:value="1438" calcext:value-type="float">
            <text:p><text:s text:c="3"/>1,438</text:p>
          </table:table-cell>
          <table:table-cell table:style-name="ce25" office:value-type="float" office:value="7926" calcext:value-type="float">
            <text:p><text:s text:c="3"/>7,926</text:p>
          </table:table-cell>
          <table:table-cell table:style-name="ce25" office:value-type="float" office:value="4562" calcext:value-type="float">
            <text:p><text:s text:c="3"/>4,562</text:p>
          </table:table-cell>
          <table:table-cell table:style-name="ce25" office:value-type="float" office:value="4332" calcext:value-type="float">
            <text:p><text:s text:c="3"/>4,332</text:p>
          </table:table-cell>
          <table:table-cell table:style-name="ce25" office:value-type="float" office:value="4116" calcext:value-type="float">
            <text:p><text:s text:c="3"/>4,116</text:p>
          </table:table-cell>
          <table:table-cell table:style-name="ce25" office:value-type="float" office:value="2148" calcext:value-type="float">
            <text:p><text:s text:c="3"/>2,148</text:p>
          </table:table-cell>
          <table:table-cell table:style-name="ce25" office:value-type="float" office:value="2670" calcext:value-type="float">
            <text:p><text:s text:c="3"/>2,670</text:p>
          </table:table-cell>
          <table:table-cell table:style-name="ce25" office:value-type="float" office:value="7352" calcext:value-type="float">
            <text:p><text:s text:c="3"/>7,352</text:p>
          </table:table-cell>
          <table:table-cell table:style-name="ce25" office:value-type="float" office:value="461" calcext:value-type="float">
            <text:p><text:s text:c="3"/>461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969" calcext:value-type="float">
            <text:p><text:s text:c="3"/>3,969</text:p>
          </table:table-cell>
          <table:table-cell table:style-name="ce25" office:value-type="float" office:value="40883" calcext:value-type="float">
            <text:p><text:s text:c="3"/>40,883</text:p>
          </table:table-cell>
          <table:table-cell table:style-name="ce25" office:value-type="float" office:value="38" calcext:value-type="float">
            <text:p><text:s text:c="3"/>38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9" office:value-type="float" office:value="7832" calcext:value-type="float">
            <text:p><text:s text:c="3"/>7,83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0154" calcext:value-type="float">
            <text:p><text:s text:c="3"/>40,154</text:p>
          </table:table-cell>
          <table:table-cell table:style-name="ce25" office:value-type="float" office:value="3543" calcext:value-type="float">
            <text:p><text:s text:c="3"/>3,543</text:p>
          </table:table-cell>
          <table:table-cell table:style-name="ce25" office:value-type="float" office:value="3325" calcext:value-type="float">
            <text:p><text:s text:c="3"/>3,325</text:p>
          </table:table-cell>
          <table:table-cell table:style-name="ce25" office:value-type="float" office:value="3128" calcext:value-type="float">
            <text:p><text:s text:c="3"/>3,128</text:p>
          </table:table-cell>
          <table:table-cell table:style-name="ce25" office:value-type="float" office:value="1515" calcext:value-type="float">
            <text:p><text:s text:c="3"/>1,515</text:p>
          </table:table-cell>
          <table:table-cell table:style-name="ce25" office:value-type="float" office:value="1300" calcext:value-type="float">
            <text:p><text:s text:c="3"/>1,300</text:p>
          </table:table-cell>
          <table:table-cell table:style-name="ce25" office:value-type="float" office:value="797" calcext:value-type="float">
            <text:p><text:s text:c="3"/>797</text:p>
          </table:table-cell>
          <table:table-cell table:style-name="ce25" office:value-type="float" office:value="1341" calcext:value-type="float">
            <text:p><text:s text:c="3"/>1,341</text:p>
          </table:table-cell>
          <table:table-cell table:style-name="ce25" office:value-type="float" office:value="3910" calcext:value-type="float">
            <text:p><text:s text:c="3"/>3,910</text:p>
          </table:table-cell>
          <table:table-cell table:style-name="ce25" office:value-type="float" office:value="254" calcext:value-type="float">
            <text:p><text:s text:c="3"/>25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86" calcext:value-type="float">
            <text:p><text:s text:c="3"/>1,786</text:p>
          </table:table-cell>
          <table:table-cell table:style-name="ce25" office:value-type="float" office:value="18566" calcext:value-type="float">
            <text:p><text:s text:c="3"/>18,566</text:p>
          </table:table-cell>
          <table:table-cell table:style-name="ce25" office:value-type="float" office:value="686" calcext:value-type="float">
            <text:p><text:s text:c="3"/>686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36579" calcext:value-type="float">
            <text:p><text:s text:c="3"/>36,579</text:p>
          </table:table-cell>
          <table:table-cell table:style-name="ce25" office:value-type="float" office:value="639" calcext:value-type="float">
            <text:p><text:s text:c="3"/>639</text:p>
          </table:table-cell>
          <table:table-cell table:style-name="ce25" office:value-type="float" office:value="3648" calcext:value-type="float">
            <text:p><text:s text:c="3"/>3,648</text:p>
          </table:table-cell>
          <table:table-cell table:style-name="ce25" office:value-type="float" office:value="1982" calcext:value-type="float">
            <text:p><text:s text:c="3"/>1,982</text:p>
          </table:table-cell>
          <table:table-cell table:style-name="ce25" office:value-type="float" office:value="2044" calcext:value-type="float">
            <text:p><text:s text:c="3"/>2,044</text:p>
          </table:table-cell>
          <table:table-cell table:style-name="ce25" office:value-type="float" office:value="1887" calcext:value-type="float">
            <text:p><text:s text:c="3"/>1,887</text:p>
          </table:table-cell>
          <table:table-cell table:style-name="ce25" office:value-type="float" office:value="1062" calcext:value-type="float">
            <text:p><text:s text:c="3"/>1,062</text:p>
          </table:table-cell>
          <table:table-cell table:style-name="ce25" office:value-type="float" office:value="1203" calcext:value-type="float">
            <text:p><text:s text:c="3"/>1,203</text:p>
          </table:table-cell>
          <table:table-cell table:style-name="ce25" office:value-type="float" office:value="3480" calcext:value-type="float">
            <text:p><text:s text:c="3"/>3,480</text:p>
          </table:table-cell>
          <table:table-cell table:style-name="ce25" office:value-type="float" office:value="264" calcext:value-type="float">
            <text:p><text:s text:c="3"/>26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86" calcext:value-type="float">
            <text:p><text:s text:c="3"/>1,786</text:p>
          </table:table-cell>
          <table:table-cell table:style-name="ce25" office:value-type="float" office:value="18566" calcext:value-type="float">
            <text:p><text:s text:c="3"/>18,566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43" office:value-type="float" office:value="3575" calcext:value-type="float">
            <text:p><text:s text:c="3"/>3,57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7589" calcext:value-type="float">
            <text:p><text:s text:c="3"/>47,589</text:p>
          </table:table-cell>
          <table:table-cell table:style-name="ce25" office:value-type="float" office:value="3985" calcext:value-type="float">
            <text:p><text:s text:c="3"/>3,985</text:p>
          </table:table-cell>
          <table:table-cell table:style-name="ce25" office:value-type="float" office:value="3944" calcext:value-type="float">
            <text:p><text:s text:c="3"/>3,944</text:p>
          </table:table-cell>
          <table:table-cell table:style-name="ce25" office:value-type="float" office:value="3483" calcext:value-type="float">
            <text:p><text:s text:c="3"/>3,483</text:p>
          </table:table-cell>
          <table:table-cell table:style-name="ce25" office:value-type="float" office:value="1799" calcext:value-type="float">
            <text:p><text:s text:c="3"/>1,799</text:p>
          </table:table-cell>
          <table:table-cell table:style-name="ce25" office:value-type="float" office:value="1610" calcext:value-type="float">
            <text:p><text:s text:c="3"/>1,610</text:p>
          </table:table-cell>
          <table:table-cell table:style-name="ce25" office:value-type="float" office:value="953" calcext:value-type="float">
            <text:p><text:s text:c="3"/>953</text:p>
          </table:table-cell>
          <table:table-cell table:style-name="ce25" office:value-type="float" office:value="1551" calcext:value-type="float">
            <text:p><text:s text:c="3"/>1,551</text:p>
          </table:table-cell>
          <table:table-cell table:style-name="ce25" office:value-type="float" office:value="4449" calcext:value-type="float">
            <text:p><text:s text:c="3"/>4,449</text:p>
          </table:table-cell>
          <table:table-cell table:style-name="ce25" office:value-type="float" office:value="208" calcext:value-type="float">
            <text:p><text:s text:c="3"/>20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183" calcext:value-type="float">
            <text:p><text:s text:c="3"/>2,183</text:p>
          </table:table-cell>
          <table:table-cell table:style-name="ce25" office:value-type="float" office:value="22317" calcext:value-type="float">
            <text:p><text:s text:c="3"/>22,317</text:p>
          </table:table-cell>
          <table:table-cell table:style-name="ce25" office:value-type="float" office:value="1100" calcext:value-type="float">
            <text:p><text:s text:c="3"/>1,100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43332" calcext:value-type="float">
            <text:p><text:s text:c="3"/>43,332</text:p>
          </table:table-cell>
          <table:table-cell table:style-name="ce25" office:value-type="float" office:value="799" calcext:value-type="float">
            <text:p><text:s text:c="3"/>799</text:p>
          </table:table-cell>
          <table:table-cell table:style-name="ce25" office:value-type="float" office:value="4278" calcext:value-type="float">
            <text:p><text:s text:c="3"/>4,278</text:p>
          </table:table-cell>
          <table:table-cell table:style-name="ce25" office:value-type="float" office:value="2580" calcext:value-type="float">
            <text:p><text:s text:c="3"/>2,580</text:p>
          </table:table-cell>
          <table:table-cell table:style-name="ce25" office:value-type="float" office:value="2288" calcext:value-type="float">
            <text:p><text:s text:c="3"/>2,288</text:p>
          </table:table-cell>
          <table:table-cell table:style-name="ce25" office:value-type="float" office:value="2229" calcext:value-type="float">
            <text:p><text:s text:c="3"/>2,229</text:p>
          </table:table-cell>
          <table:table-cell table:style-name="ce25" office:value-type="float" office:value="1086" calcext:value-type="float">
            <text:p><text:s text:c="3"/>1,086</text:p>
          </table:table-cell>
          <table:table-cell table:style-name="ce25" office:value-type="float" office:value="1467" calcext:value-type="float">
            <text:p><text:s text:c="3"/>1,467</text:p>
          </table:table-cell>
          <table:table-cell table:style-name="ce25" office:value-type="float" office:value="3872" calcext:value-type="float">
            <text:p><text:s text:c="3"/>3,872</text:p>
          </table:table-cell>
          <table:table-cell table:style-name="ce25" office:value-type="float" office:value="197" calcext:value-type="float">
            <text:p><text:s text:c="3"/>19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183" calcext:value-type="float">
            <text:p><text:s text:c="3"/>2,183</text:p>
          </table:table-cell>
          <table:table-cell table:style-name="ce25" office:value-type="float" office:value="22317" calcext:value-type="float">
            <text:p><text:s text:c="3"/>22,317</text:p>
          </table:table-cell>
          <table:table-cell table:style-name="ce25" office:value-type="float" office:value="30" calcext:value-type="float">
            <text:p><text:s text:c="3"/>30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4" office:value-type="float" office:value="4257" calcext:value-type="float">
            <text:p><text:s text:c="3"/>4,25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5472" calcext:value-type="float">
            <text:p>15,472</text:p>
          </table:table-cell>
          <table:table-cell table:style-name="ce26" office:value-type="float" office:value="1623" calcext:value-type="float">
            <text:p>1,6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26" calcext:value-type="float">
            <text:p>4,226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1609" calcext:value-type="float">
            <text:p>1,609</text:p>
          </table:table-cell>
          <table:table-cell table:style-name="ce26" office:value-type="float" office:value="110" calcext:value-type="float">
            <text:p>11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46" calcext:value-type="float">
            <text:p>5,546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152" calcext:value-type="float">
            <text:p>13,152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52" calcext:value-type="float">
            <text:p>2,752</text:p>
          </table:table-cell>
          <table:table-cell table:style-name="ce26" office:value-type="float" office:value="1801" calcext:value-type="float">
            <text:p>1,801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679" calcext:value-type="float">
            <text:p>1,679</text:p>
          </table:table-cell>
          <table:table-cell table:style-name="ce26" office:value-type="float" office:value="123" calcext:value-type="float">
            <text:p>12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46" calcext:value-type="float">
            <text:p>5,546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320" calcext:value-type="float">
            <text:p>2,32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078" calcext:value-type="float">
            <text:p>7,078</text:p>
          </table:table-cell>
          <table:table-cell table:style-name="ce27" office:value-type="float" office:value="762" calcext:value-type="float">
            <text:p>76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91" calcext:value-type="float">
            <text:p>1,991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723" calcext:value-type="float">
            <text:p>723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18" calcext:value-type="float">
            <text:p>2,518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989" calcext:value-type="float">
            <text:p>5,989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799" calcext:value-type="float">
            <text:p>799</text:p>
          </table:table-cell>
          <table:table-cell table:style-name="ce27" office:value-type="float" office:value="64" calcext:value-type="float">
            <text:p>6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18" calcext:value-type="float">
            <text:p>2,51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089" calcext:value-type="float">
            <text:p>1,08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394" calcext:value-type="float">
            <text:p>8,394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163" calcext:value-type="float">
            <text:p>7,163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231" calcext:value-type="float">
            <text:p>1,23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898" calcext:value-type="float">
            <text:p>10,898</text:p>
          </table:table-cell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2752" calcext:value-type="float">
            <text:p>2,75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6" calcext:value-type="float">
            <text:p>346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37" calcext:value-type="float">
            <text:p>4,037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58" calcext:value-type="float">
            <text:p>11,058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4226" calcext:value-type="float">
            <text:p>4,22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10" calcext:value-type="float">
            <text:p>710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37" calcext:value-type="float">
            <text:p>4,03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160" calcext:value-type="float">
            <text:p><text:s/>－16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39" calcext:value-type="float">
            <text:p>4,839</text:p>
          </table:table-cell>
          <table:table-cell table:style-name="ce27" office:value-type="float" office:value="869" calcext:value-type="float">
            <text:p>869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22" calcext:value-type="float">
            <text:p>1,822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125" calcext:value-type="float">
            <text:p>5,125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991" calcext:value-type="float">
            <text:p>1,9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22" calcext:value-type="float">
            <text:p>1,82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286" calcext:value-type="float">
            <text:p><text:s/>－28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059" calcext:value-type="float">
            <text:p>6,059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15" calcext:value-type="float">
            <text:p>2,215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933" calcext:value-type="float">
            <text:p>5,933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15" calcext:value-type="float">
            <text:p>2,21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26" calcext:value-type="float">
            <text:p>12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425" calcext:value-type="float">
            <text:p>9,425</text:p>
          </table:table-cell>
          <table:table-cell table:style-name="ce26" office:value-type="float" office:value="664" calcext:value-type="float">
            <text:p>664</text:p>
          </table:table-cell>
          <table:table-cell table:style-name="ce26" office:value-type="float" office:value="1801" calcext:value-type="float">
            <text:p>1,801</text:p>
          </table:table-cell>
          <table:table-cell table:style-name="ce26" office:value-type="float" office:value="710" calcext:value-type="float">
            <text:p>7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73" calcext:value-type="float">
            <text:p>7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34" calcext:value-type="float">
            <text:p>4,234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682" calcext:value-type="float">
            <text:p>7,682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346" calcext:value-type="float">
            <text:p>34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152" calcext:value-type="float">
            <text:p>1,152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34" calcext:value-type="float">
            <text:p>4,23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743" calcext:value-type="float">
            <text:p>1,74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78" calcext:value-type="float">
            <text:p>4,378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58" calcext:value-type="float">
            <text:p>55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37" calcext:value-type="float">
            <text:p>1,937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15" calcext:value-type="float">
            <text:p>3,515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37" calcext:value-type="float">
            <text:p>1,93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863" calcext:value-type="float">
            <text:p>86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047" calcext:value-type="float">
            <text:p>5,047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880" calcext:value-type="float">
            <text:p>88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357" calcext:value-type="float">
            <text:p>12,357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2452" calcext:value-type="float">
            <text:p>2,452</text:p>
          </table:table-cell>
          <table:table-cell table:style-name="ce26" office:value-type="float" office:value="47" calcext:value-type="float">
            <text:p>4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290" calcext:value-type="float">
            <text:p>7,290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343" calcext:value-type="float">
            <text:p>10,343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679" calcext:value-type="float">
            <text:p>1,679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290" calcext:value-type="float">
            <text:p>7,29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2014" calcext:value-type="float">
            <text:p>2,01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88" calcext:value-type="float">
            <text:p>5,588</text:p>
          </table:table-cell>
          <table:table-cell table:style-name="ce27" office:value-type="float" office:value="363" calcext:value-type="float">
            <text:p>363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55" calcext:value-type="float">
            <text:p>3,255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601" calcext:value-type="float">
            <text:p>4,60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765" calcext:value-type="float">
            <text:p>765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55" calcext:value-type="float">
            <text:p>3,25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987" calcext:value-type="float">
            <text:p>98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769" calcext:value-type="float">
            <text:p>6,769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742" calcext:value-type="float">
            <text:p>5,74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35" calcext:value-type="float">
            <text:p>4,03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46" office:value-type="float" office:value="1027" calcext:value-type="float">
            <text:p>1,02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843" calcext:value-type="float">
            <text:p>6,843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794" calcext:value-type="float">
            <text:p>794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88" calcext:value-type="float">
            <text:p>4,188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09" calcext:value-type="float">
            <text:p>6,009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595" calcext:value-type="float">
            <text:p>595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88" calcext:value-type="float">
            <text:p>4,188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834" calcext:value-type="float">
            <text:p>83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85" calcext:value-type="float">
            <text:p>3,185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77" calcext:value-type="float">
            <text:p>1,877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12" calcext:value-type="float">
            <text:p>2,712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77" calcext:value-type="float">
            <text:p>1,87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473" calcext:value-type="float">
            <text:p>47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61" calcext:value-type="float">
            <text:p>36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359" calcext:value-type="float">
            <text:p>10,359</text:p>
          </table:table-cell>
          <table:table-cell table:style-name="ce26" office:value-type="float" office:value="836" calcext:value-type="float">
            <text:p>836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26" calcext:value-type="float">
            <text:p>1,326</text:p>
          </table:table-cell>
          <table:table-cell table:style-name="ce26" office:value-type="float" office:value="57" calcext:value-type="float">
            <text:p>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59" calcext:value-type="float">
            <text:p>6,659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703" calcext:value-type="float">
            <text:p>9,703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59" calcext:value-type="float">
            <text:p>6,659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656" calcext:value-type="float">
            <text:p>65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69" calcext:value-type="float">
            <text:p>4,769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107" calcext:value-type="float">
            <text:p>107</text:p>
          </table:table-cell>
          <table:table-cell table:number-columns-repeated="2" table:style-name="ce27" office:value-type="float" office:value="80" calcext:value-type="float">
            <text:p>80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196" calcext:value-type="float">
            <text:p>19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26" calcext:value-type="float">
            <text:p>3,126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532" calcext:value-type="float">
            <text:p>4,53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26" calcext:value-type="float">
            <text:p>3,12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37" calcext:value-type="float">
            <text:p>23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171" calcext:value-type="float">
            <text:p>5,17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419" calcext:value-type="float">
            <text:p>41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633" calcext:value-type="float">
            <text:p><text:s text:c="3"/>21,633</text:p>
          </table:table-cell>
          <table:table-cell table:style-name="ce29" office:value-type="float" office:value="1252" calcext:value-type="float">
            <text:p><text:s text:c="3"/>1,252</text:p>
          </table:table-cell>
          <table:table-cell table:style-name="ce29" office:value-type="float" office:value="1679" calcext:value-type="float">
            <text:p><text:s text:c="3"/>1,679</text:p>
          </table:table-cell>
          <table:table-cell table:style-name="ce29" office:value-type="float" office:value="950" calcext:value-type="float">
            <text:p><text:s text:c="3"/>950</text:p>
          </table:table-cell>
          <table:table-cell table:style-name="ce29" office:value-type="float" office:value="1152" calcext:value-type="float">
            <text:p><text:s text:c="3"/>1,152</text:p>
          </table:table-cell>
          <table:table-cell table:style-name="ce29" office:value-type="float" office:value="1679" calcext:value-type="float">
            <text:p><text:s text:c="3"/>1,679</text:p>
          </table:table-cell>
          <table:table-cell table:style-name="ce29" office:value-type="float" office:value="595" calcext:value-type="float">
            <text:p><text:s text:c="3"/>595</text:p>
          </table:table-cell>
          <table:table-cell table:style-name="ce29" office:value-type="float" office:value="1186" calcext:value-type="float">
            <text:p><text:s text:c="3"/>1,18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1" calcext:value-type="float">
            <text:p><text:s text:c="3"/>11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968" calcext:value-type="float">
            <text:p><text:s text:c="3"/>3,968</text:p>
          </table:table-cell>
          <table:table-cell table:style-name="ce29" office:value-type="float" office:value="8684" calcext:value-type="float">
            <text:p><text:s text:c="3"/>8,684</text:p>
          </table:table-cell>
          <table:table-cell table:style-name="ce29" office:value-type="float" office:value="374" calcext:value-type="float">
            <text:p><text:s text:c="3"/>374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21254" calcext:value-type="float">
            <text:p><text:s text:c="3"/>21,254</text:p>
          </table:table-cell>
          <table:table-cell table:style-name="ce29" office:value-type="float" office:value="225" calcext:value-type="float">
            <text:p><text:s text:c="3"/>225</text:p>
          </table:table-cell>
          <table:table-cell table:style-name="ce29" office:value-type="float" office:value="1609" calcext:value-type="float">
            <text:p><text:s text:c="3"/>1,609</text:p>
          </table:table-cell>
          <table:table-cell table:style-name="ce29" office:value-type="float" office:value="902" calcext:value-type="float">
            <text:p><text:s text:c="3"/>902</text:p>
          </table:table-cell>
          <table:table-cell table:style-name="ce29" office:value-type="float" office:value="1179" calcext:value-type="float">
            <text:p><text:s text:c="3"/>1,179</text:p>
          </table:table-cell>
          <table:table-cell table:style-name="ce29" office:value-type="float" office:value="2452" calcext:value-type="float">
            <text:p><text:s text:c="3"/>2,452</text:p>
          </table:table-cell>
          <table:table-cell table:style-name="ce29" office:value-type="float" office:value="794" calcext:value-type="float">
            <text:p><text:s text:c="3"/>794</text:p>
          </table:table-cell>
          <table:table-cell table:style-name="ce29" office:value-type="float" office:value="1326" calcext:value-type="float">
            <text:p><text:s text:c="3"/>1,32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7" calcext:value-type="float">
            <text:p><text:s text:c="3"/>9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968" calcext:value-type="float">
            <text:p><text:s text:c="3"/>3,968</text:p>
          </table:table-cell>
          <table:table-cell table:style-name="ce29" office:value-type="float" office:value="8684" calcext:value-type="float">
            <text:p><text:s text:c="3"/>8,684</text:p>
          </table:table-cell>
          <table:table-cell table:style-name="ce29" office:value-type="float" office:value="14" calcext:value-type="float">
            <text:p><text:s text:c="3"/>14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379" calcext:value-type="float">
            <text:p>37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896" calcext:value-type="float">
            <text:p><text:s text:c="3"/>9,896</text:p>
          </table:table-cell>
          <table:table-cell table:style-name="ce30" office:value-type="float" office:value="620" calcext:value-type="float">
            <text:p><text:s text:c="3"/>620</text:p>
          </table:table-cell>
          <table:table-cell table:style-name="ce30" office:value-type="float" office:value="799" calcext:value-type="float">
            <text:p><text:s text:c="3"/>799</text:p>
          </table:table-cell>
          <table:table-cell table:style-name="ce30" office:value-type="float" office:value="461" calcext:value-type="float">
            <text:p><text:s text:c="3"/>461</text:p>
          </table:table-cell>
          <table:table-cell table:style-name="ce30" office:value-type="float" office:value="550" calcext:value-type="float">
            <text:p><text:s text:c="3"/>550</text:p>
          </table:table-cell>
          <table:table-cell table:style-name="ce30" office:value-type="float" office:value="765" calcext:value-type="float">
            <text:p><text:s text:c="3"/>765</text:p>
          </table:table-cell>
          <table:table-cell table:style-name="ce30" office:value-type="float" office:value="280" calcext:value-type="float">
            <text:p><text:s text:c="3"/>280</text:p>
          </table:table-cell>
          <table:table-cell table:style-name="ce30" office:value-type="float" office:value="559" calcext:value-type="float">
            <text:p><text:s text:c="3"/>55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6" calcext:value-type="float">
            <text:p><text:s text:c="3"/>6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85" calcext:value-type="float">
            <text:p><text:s text:c="3"/>1,785</text:p>
          </table:table-cell>
          <table:table-cell table:style-name="ce30" office:value-type="float" office:value="3904" calcext:value-type="float">
            <text:p><text:s text:c="3"/>3,904</text:p>
          </table:table-cell>
          <table:table-cell table:style-name="ce30" office:value-type="float" office:value="107" calcext:value-type="float">
            <text:p><text:s text:c="3"/>107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9722" calcext:value-type="float">
            <text:p><text:s text:c="3"/>9,722</text:p>
          </table:table-cell>
          <table:table-cell table:style-name="ce30" office:value-type="float" office:value="117" calcext:value-type="float">
            <text:p><text:s text:c="3"/>117</text:p>
          </table:table-cell>
          <table:table-cell table:style-name="ce30" office:value-type="float" office:value="723" calcext:value-type="float">
            <text:p><text:s text:c="3"/>723</text:p>
          </table:table-cell>
          <table:table-cell table:style-name="ce30" office:value-type="float" office:value="408" calcext:value-type="float">
            <text:p><text:s text:c="3"/>408</text:p>
          </table:table-cell>
          <table:table-cell table:style-name="ce30" office:value-type="float" office:value="558" calcext:value-type="float">
            <text:p><text:s text:c="3"/>558</text:p>
          </table:table-cell>
          <table:table-cell table:style-name="ce30" office:value-type="float" office:value="1123" calcext:value-type="float">
            <text:p><text:s text:c="3"/>1,123</text:p>
          </table:table-cell>
          <table:table-cell table:style-name="ce30" office:value-type="float" office:value="411" calcext:value-type="float">
            <text:p><text:s text:c="3"/>411</text:p>
          </table:table-cell>
          <table:table-cell table:style-name="ce30" office:value-type="float" office:value="620" calcext:value-type="float">
            <text:p><text:s text:c="3"/>62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7" calcext:value-type="float">
            <text:p><text:s text:c="3"/>6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785" calcext:value-type="float">
            <text:p><text:s text:c="3"/>1,785</text:p>
          </table:table-cell>
          <table:table-cell table:style-name="ce30" office:value-type="float" office:value="3904" calcext:value-type="float">
            <text:p><text:s text:c="3"/>3,904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174" calcext:value-type="float">
            <text:p>17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737" calcext:value-type="float">
            <text:p><text:s text:c="3"/>11,737</text:p>
          </table:table-cell>
          <table:table-cell table:style-name="ce31" office:value-type="float" office:value="632" calcext:value-type="float">
            <text:p><text:s text:c="3"/>632</text:p>
          </table:table-cell>
          <table:table-cell table:style-name="ce31" office:value-type="float" office:value="880" calcext:value-type="float">
            <text:p><text:s text:c="3"/>880</text:p>
          </table:table-cell>
          <table:table-cell table:style-name="ce31" office:value-type="float" office:value="489" calcext:value-type="float">
            <text:p><text:s text:c="3"/>489</text:p>
          </table:table-cell>
          <table:table-cell table:style-name="ce31" office:value-type="float" office:value="602" calcext:value-type="float">
            <text:p><text:s text:c="3"/>602</text:p>
          </table:table-cell>
          <table:table-cell table:style-name="ce31" office:value-type="float" office:value="914" calcext:value-type="float">
            <text:p><text:s text:c="3"/>914</text:p>
          </table:table-cell>
          <table:table-cell table:style-name="ce31" office:value-type="float" office:value="315" calcext:value-type="float">
            <text:p><text:s text:c="3"/>315</text:p>
          </table:table-cell>
          <table:table-cell table:style-name="ce31" office:value-type="float" office:value="627" calcext:value-type="float">
            <text:p><text:s text:c="3"/>62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5" calcext:value-type="float">
            <text:p><text:s text:c="3"/>4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183" calcext:value-type="float">
            <text:p><text:s text:c="3"/>2,183</text:p>
          </table:table-cell>
          <table:table-cell table:style-name="ce31" office:value-type="float" office:value="4780" calcext:value-type="float">
            <text:p><text:s text:c="3"/>4,780</text:p>
          </table:table-cell>
          <table:table-cell table:style-name="ce31" office:value-type="float" office:value="267" calcext:value-type="float">
            <text:p><text:s text:c="3"/>267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1532" calcext:value-type="float">
            <text:p><text:s text:c="3"/>11,53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886" calcext:value-type="float">
            <text:p><text:s text:c="3"/>886</text:p>
          </table:table-cell>
          <table:table-cell table:style-name="ce31" office:value-type="float" office:value="494" calcext:value-type="float">
            <text:p><text:s text:c="3"/>494</text:p>
          </table:table-cell>
          <table:table-cell table:style-name="ce31" office:value-type="float" office:value="621" calcext:value-type="float">
            <text:p><text:s text:c="3"/>621</text:p>
          </table:table-cell>
          <table:table-cell table:style-name="ce31" office:value-type="float" office:value="1329" calcext:value-type="float">
            <text:p><text:s text:c="3"/>1,329</text:p>
          </table:table-cell>
          <table:table-cell table:style-name="ce31" office:value-type="float" office:value="383" calcext:value-type="float">
            <text:p><text:s text:c="3"/>38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183" calcext:value-type="float">
            <text:p><text:s text:c="3"/>2,183</text:p>
          </table:table-cell>
          <table:table-cell table:style-name="ce31" office:value-type="float" office:value="4780" calcext:value-type="float">
            <text:p><text:s text:c="3"/>4,78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205" calcext:value-type="float">
            <text:p>20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052" calcext:value-type="float">
            <text:p>1,05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8" calcext:value-type="float">
            <text:p>10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79" calcext:value-type="float">
            <text:p>47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1" calcext:value-type="float">
            <text:p>3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05" calcext:value-type="float">
            <text:p>1,00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7" calcext:value-type="float">
            <text:p>7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52" calcext:value-type="float">
            <text:p>2,252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46" calcext:value-type="float">
            <text:p>54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89" calcext:value-type="float">
            <text:p>28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99" calcext:value-type="float">
            <text:p>1,199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57" calcext:value-type="float">
            <text:p>25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95" calcext:value-type="float">
            <text:p>1,59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559" calcext:value-type="float">
            <text:p>55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202" calcext:value-type="float">
            <text:p>20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8" calcext:value-type="float">
            <text:p>78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11" calcext:value-type="float">
            <text:p>111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11" calcext:value-type="float">
            <text:p>11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5" calcext:value-type="float">
            <text:p>76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91" calcext:value-type="float">
            <text:p>9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48" calcext:value-type="float">
            <text:p>2,648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418" calcext:value-type="float">
            <text:p>1,41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89" calcext:value-type="float">
            <text:p>3,48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1418" calcext:value-type="float">
            <text:p>1,4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41" calcext:value-type="float">
            <text:p><text:s/>－84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627" calcext:value-type="float">
            <text:p>62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48" calcext:value-type="float">
            <text:p><text:s/>－34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65" calcext:value-type="float">
            <text:p>1,96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791" calcext:value-type="float">
            <text:p>7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93" calcext:value-type="float">
            <text:p><text:s/>－49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76" calcext:value-type="float">
            <text:p>1,27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7" calcext:value-type="float">
            <text:p>1,30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1" calcext:value-type="float">
            <text:p><text:s/>－3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5" calcext:value-type="float">
            <text:p>165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80" calcext:value-type="float">
            <text:p>18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09" calcext:value-type="float">
            <text:p>2,20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03" calcext:value-type="float">
            <text:p>50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310" calcext:value-type="float">
            <text:p>3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8" calcext:value-type="float">
            <text:p>13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97" calcext:value-type="float">
            <text:p>1,297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365" calcext:value-type="float">
            <text:p>365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10" calcext:value-type="float">
            <text:p>1,4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332" calcext:value-type="float">
            <text:p>33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95" calcext:value-type="float">
            <text:p><text:s/>－19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37" calcext:value-type="float">
            <text:p>13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4" calcext:value-type="float">
            <text:p><text:s/>－10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9" calcext:value-type="float">
            <text:p>77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195" calcext:value-type="float">
            <text:p>1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1" calcext:value-type="float">
            <text:p><text:s/>－9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30" calcext:value-type="float">
            <text:p>2,330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083" calcext:value-type="float">
            <text:p>1,08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34" calcext:value-type="float">
            <text:p>2,33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083" calcext:value-type="float">
            <text:p>1,08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93" calcext:value-type="float">
            <text:p>49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table:style-name="ce34" office:value-type="float" office:value="32" calcext:value-type="float">
            <text:p>3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90" calcext:value-type="float">
            <text:p>59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0" calcext:value-type="float">
            <text:p>5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77" calcext:value-type="float">
            <text:p><text:s/>－7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7" calcext:value-type="float">
            <text:p><text:s/>－4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30" calcext:value-type="float">
            <text:p><text:s/>－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3" calcext:value-type="float">
            <text:p>1,17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6" calcext:value-type="float">
            <text:p>1,17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2" table:style-name="ce33" office:value-type="float" office:value="39" calcext:value-type="float">
            <text:p>3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1" calcext:value-type="float">
            <text:p>2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45" calcext:value-type="float">
            <text:p>34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2" table:style-name="ce32" office:value-type="float" office:value="36" calcext:value-type="float">
            <text:p>3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4" calcext:value-type="float">
            <text:p>10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15" calcext:value-type="float">
            <text:p>1,3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94" calcext:value-type="float">
            <text:p>9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33" calcext:value-type="float">
            <text:p>33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9" calcext:value-type="float">
            <text:p>4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75" calcext:value-type="float">
            <text:p>1,77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01" calcext:value-type="float">
            <text:p>101</text:p>
          </table:table-cell>
          <table:table-cell table:number-columns-repeated="2" table:style-name="ce32" office:value-type="float" office:value="90" calcext:value-type="float">
            <text:p>9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48" calcext:value-type="float">
            <text:p>1,64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27" calcext:value-type="float">
            <text:p>12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97" calcext:value-type="float">
            <text:p>29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1" calcext:value-type="float">
            <text:p>1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15" calcext:value-type="float">
            <text:p>91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73" calcext:value-type="float">
            <text:p><text:s/>－7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15" calcext:value-type="float">
            <text:p>1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" calcext:value-type="float">
            <text:p>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71" calcext:value-type="float">
            <text:p>47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2"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76" calcext:value-type="float">
            <text:p><text:s/>－7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97" calcext:value-type="float">
            <text:p>9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10" calcext:value-type="float">
            <text:p>71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5" calcext:value-type="float">
            <text:p>2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46" calcext:value-type="float">
            <text:p>46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27" calcext:value-type="float">
            <text:p>1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38" calcext:value-type="float">
            <text:p>3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2" calcext:value-type="float">
            <text:p>8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7" calcext:value-type="float">
            <text:p>22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0" calcext:value-type="float">
            <text:p>6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4" calcext:value-type="float">
            <text:p>1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1" calcext:value-type="float">
            <text:p>4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3" calcext:value-type="float">
            <text:p>1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